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*</text:p>
          </table:table-cell>
          <table:table-cell office:value-type="string">
            <text:p>Sunder Armo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*</text:p>
          </table:table-cell>
          <table:table-cell office:value-type="string">
            <text:p>Destroy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 blows have a chance to apply sunder arm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Berserking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ighty Blow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string">
            <text:p>all</text:p>
          </table:table-cell>
          <table:table-cell/>
          <table:table-cell office:value-type="string">
            <text:p>When you Death Blow you puts all your strength into it, increasing attack; all remaining stamina is consumed and used to increase blow damage</text:p>
          </table:table-cell>
          <table:table-cell table:number-columns-repeated="246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hield Bas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a shield strike, stunning 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Mastery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Shield Wall also makes you immune to stuns &amp; knockbacks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*</text:p>
          </table:table-cell>
          <table:table-cell office:value-type="string">
            <text:p>Shield Cov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Shield Wall also increases chances to deflect missile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4"/>
          <table:table-cell table:style-name="Default" table:number-columns-repeated="6"/>
          <table:table-cell/>
          <table:table-cell table:style-name="Default"/>
          <table:table-cell/>
          <table:table-cell table:style-name="ce13" table:number-columns-repeated="246"/>
        </table:table-row>
        <table:table-row table:style-name="ro1" table:number-rows-repeated="5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Dual Weapon defense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Learns to block incomming blows with your weapons, increasing defense rating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Lashes out with your weapons; three times eac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pin around hitting all targets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Greatly increases attack speed but drains stamina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Attacks the frontal arc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Attacks target with offhand first; if it hits; attack with the main hand and stun target</text:p>
          </table:table-cell>
          <table:table-cell table:number-columns-repeated="246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ntimagic</text:p>
          </table:table-cell>
          <table:table-cell table:style-name="ce7" office:value-type="string">
            <text:p>Antimagic Shell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2"/>
          <table:table-cell office:value-type="string">
            <text:p>Antimagic Field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252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l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iples the target; reducing attack and damage for a whil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striking a stunned target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adowstab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striking a target that cannot see you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Cunning Strike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Uses cunning instead of strength to comptue bonus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dly Strike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s armor penetration</text:p>
          </table:table-cell>
          <table:table-cell table:number-columns-repeated="246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Combat Training</text:p>
          </table:table-cell>
          <table:table-cell table:style-name="ce7" office:value-type="string">
            <text:p>Heavy Armor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8">
            <text:p>18</text:p>
          </table:table-cell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Greater Health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preme Health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Sword apprentic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4"/>
          <table:table-cell table:style-name="ce11"/>
          <table:table-cell table:style-name="ce14" office:value-type="string">
            <text:p>Increases attack and damage with sword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word master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ce14" office:value-type="string">
            <text:p>Increases attack and damage with swor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word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4" office:value-type="string">
            <text:p>Increases attack and damage with swor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attack and damage with knif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Knife master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ce14" office:value-type="string">
            <text:p>Increases attack and damage with knif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Knife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4" office:value-type="string">
            <text:p>Increases attack and damage with knif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attack and damage with axes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8" office:value-type="string">
            <text:p>Axe master</text:p>
          </table:table-cell>
          <table:table-cell table:style-name="ce12" office:value-type="float" office:value="2">
            <text:p>2</text:p>
          </table:table-cell>
          <table:table-cell office:value-type="string">
            <text:p>Passiv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8">
            <text:p>18</text:p>
          </table:table-cell>
          <table:table-cell table:style-name="ce13"/>
          <table:table-cell table:style-name="ce12"/>
          <table:table-cell table:style-name="ce14" office:value-type="string">
            <text:p>Increases attack and damage with axes</text:p>
          </table:table-cell>
          <table:table-cell table:style-name="ce13" table:number-columns-repeated="246"/>
        </table:table-row>
        <table:table-row table:style-name="ro1">
          <table:table-cell table:style-name="ce2"/>
          <table:table-cell office:value-type="string">
            <text:p>Axe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4" office:value-type="string">
            <text:p>Increases attack and damage with ax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attack and damage with hafted weapons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8" office:value-type="string">
            <text:p>Hafted weapons master</text:p>
          </table:table-cell>
          <table:table-cell table:style-name="ce12" office:value-type="float" office:value="2">
            <text:p>2</text:p>
          </table:table-cell>
          <table:table-cell office:value-type="string">
            <text:p>Passiv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8">
            <text:p>18</text:p>
          </table:table-cell>
          <table:table-cell table:style-name="ce13"/>
          <table:table-cell table:style-name="ce12"/>
          <table:table-cell table:style-name="ce14" office:value-type="string">
            <text:p>Increases attack and damage with hafted weapons</text:p>
          </table:table-cell>
          <table:table-cell table:style-name="ce13" table:number-columns-repeated="246"/>
        </table:table-row>
        <table:table-row table:style-name="ro1">
          <table:table-cell/>
          <table:table-cell office:value-type="string">
            <text:p>Hafted weapons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4" office:value-type="string">
            <text:p>Increases attack and damage with hafted weapons</text:p>
          </table:table-cell>
          <table:table-cell table:number-columns-repeated="246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1:.C82])" office:value-type="float" office:value="64">
            <text:p>64</text:p>
          </table:table-cell>
          <table:table-cell table:number-columns-repeated="253"/>
        </table:table-row>
        <table:table-row table:style-name="ro1" table:number-rows-repeated="6545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1">01/01/2010</text:date>, <text:time>13:5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Nicolas Casalini</meta:initial-creator>
    <meta:creation-date>2009-12-11T11:09:16</meta:creation-date>
    <dc:date>2010-01-01T13:56:15</dc:date>
    <dc:language>fr-FR</dc:language>
    <meta:editing-cycles>60</meta:editing-cycles>
    <meta:editing-duration>P1DT9H13M51S</meta:editing-duration>
    <meta:user-defined meta:name="Info 1"/>
    <meta:user-defined meta:name="Info 2"/>
    <meta:user-defined meta:name="Info 3"/>
    <meta:user-defined meta:name="Info 4"/>
    <meta:document-statistic meta:table-count="2" meta:cell-count="282"/>
  </office:meta>
</office:document-meta>
</file>